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487.84pt"/>
    </style:style>
    <style:style style:name="co5" style:family="table-column">
      <style:table-column-properties fo:break-before="auto" style:column-width="105.59pt"/>
    </style:style>
    <style:style style:name="co6" style:family="table-column">
      <style:table-column-properties fo:break-before="auto" style:column-width="99.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1.29pt"/>
    </style:style>
    <style:style style:name="co10" style:family="table-column">
      <style:table-column-properties fo:break-before="auto" style:column-width="112.79pt"/>
    </style:style>
    <style:style style:name="co11" style:family="table-column">
      <style:table-column-properties fo:break-before="auto" style:column-width="106.84pt"/>
    </style:style>
    <style:style style:name="co12" style:family="table-column">
      <style:table-column-properties fo:break-before="auto" style:column-width="117.5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42.5pt"/>
    </style:style>
    <style:style style:name="co15" style:family="table-column">
      <style:table-column-properties fo:break-before="auto" style:column-width="131.6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cf4069"/>
    </style:style>
    <style:style style:name="ce63" style:family="table-cell" style:parent-style-name="Default">
      <style:table-cell-properties fo:background-color="#fedcc6"/>
    </style:style>
    <style:style style:name="ce64" style:family="table-cell" style:parent-style-name="Default">
      <style:table-cell-properties fo:background-color="#98fb98"/>
    </style:style>
    <style:style style:name="ce65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ackground-color="#000000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5e8ac7" fo:border="0.06pt solid #000000"/>
    </style:style>
    <style:style style:name="ce31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11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1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13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64"/>
        <table:table-column table:style-name="co3" table:default-cell-style-name="ce6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table:style-name="Default"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REG_WIDTH</text:p>
          </table:table-cell>
          <table:table-cell table:style-name="Default"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UNTER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NF_REGS</text:p>
          </table:table-cell>
          <table:table-cell table:style-name="Default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OVERFLOW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 office:value-type="string" calcext:value-type="string">
            <text:p>QUOTA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5" office:value-type="string" calcext:value-type="string">
            <text:p>RD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table:style-name="Default"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number-columns-repeated="2" table:style-name="ce14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64" table:formula="of:=[.D12]" office:value-type="float" office:value="8" calcext:value-type="float">
            <text:p>8</text:p>
          </table:table-cell>
          <table:table-cell table:style-name="ce64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64" table:formula="of:=[.D13]" office:value-type="float" office:value="4" calcext:value-type="float">
            <text:p>4</text:p>
          </table:table-cell>
          <table:table-cell table:style-name="ce64" table:formula="of:=[.E13]" office:value-type="float" office:value="4" calcext:value-type="float">
            <text:p>4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64" table:formula="of:=[.D14]" office:value-type="float" office:value="2" calcext:value-type="float">
            <text:p>2</text:p>
          </table:table-cell>
          <table:table-cell table:style-name="ce64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number-columns-repeated="2" table:style-name="ce136"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5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3758096384" calcext:value-type="float">
            <text:p>3758096384</text:p>
          </table:table-cell>
          <table:table-cell table:formula="of:=DEC2HEX([.A26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3758096388" calcext:value-type="float">
            <text:p>3758096388</text:p>
          </table:table-cell>
          <table:table-cell table:formula="of:=DEC2HEX([.A27])" office:value-type="string" office:string-value="E0000004" calcext:value-type="string">
            <text:p>E0000004</text:p>
          </table:table-cell>
          <table:table-cell table:style-name="ce61" office:value-type="string" calcext:value-type="string">
            <text:p>BASE_COUNTERS</text:p>
          </table:table-cell>
          <table:table-cell table:style-name="ce61" table:formula="of:=[.D26]+1" office:value-type="float" office:value="1" calcext:value-type="float">
            <text:p>1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3758096480" calcext:value-type="float">
            <text:p>3758096480</text:p>
          </table:table-cell>
          <table:table-cell table:formula="of:=DEC2HEX([.A28])" office:value-type="string" office:string-value="E0000060" calcext:value-type="string">
            <text:p>E0000060</text:p>
          </table:table-cell>
          <table:table-cell table:style-name="ce61" office:value-type="string" calcext:value-type="string">
            <text:p>END_COUNTERS</text:p>
          </table:table-cell>
          <table:table-cell table:style-name="ce61" table:formula="of:=[.D27]+[.E3]-1" office:value-type="float" office:value="24" calcext:value-type="float">
            <text:p>24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3758096484" calcext:value-type="float">
            <text:p>3758096484</text:p>
          </table:table-cell>
          <table:table-cell table:formula="of:=DEC2HEX([.A29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INTR</text:p>
          </table:table-cell>
          <table:table-cell table:style-name="ce62" table:formula="of:=[.D28]+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3758096484" calcext:value-type="float">
            <text:p>3758096484</text:p>
          </table:table-cell>
          <table:table-cell table:formula="of:=DEC2HEX([.A30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MASK</text:p>
          </table:table-cell>
          <table:table-cell table:style-name="ce62" table:formula="of:=[.D29]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MASK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3758096484" calcext:value-type="float">
            <text:p>3758096484</text:p>
          </table:table-cell>
          <table:table-cell table:formula="of:=DEC2HEX([.A32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END_OVERFLOW_MASK</text:p>
          </table:table-cell>
          <table:table-cell table:style-name="ce62" table:formula="of:=[.D30]+[.D31]-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3758096488" calcext:value-type="float">
            <text:p>3758096488</text:p>
          </table:table-cell>
          <table:table-cell table:formula="of:=DEC2HEX([.A33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BASE_OVERFLOW_VECT</text:p>
          </table:table-cell>
          <table:table-cell table:style-name="ce62" table:formula="of:=[.D32]+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VECT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3758096488" calcext:value-type="float">
            <text:p>3758096488</text:p>
          </table:table-cell>
          <table:table-cell table:formula="of:=DEC2HEX([.A35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VECT</text:p>
          </table:table-cell>
          <table:table-cell table:style-name="ce62" table:formula="of:=[.D33]+[.D34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REGS</text:p>
          </table:table-cell>
          <table:table-cell table:style-name="ce62" table:formula="of:=([.D31]+[.D34])*[.E5]" office:value-type="float" office:value="2" calcext:value-type="float">
            <text:p>2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3758096488" calcext:value-type="float">
            <text:p>3758096488</text:p>
          </table:table-cell>
          <table:table-cell table:formula="of:=DEC2HEX([.A37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INTR</text:p>
          </table:table-cell>
          <table:table-cell table:style-name="ce62" table:formula="of:=[.D29]+[.D36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3758096492" calcext:value-type="float">
            <text:p>3758096492</text:p>
          </table:table-cell>
          <table:table-cell table:formula="of:=DEC2HEX([.A38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INTR</text:p>
          </table:table-cell>
          <table:table-cell table:formula="of:=[.D37]+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3758096496" calcext:value-type="float">
            <text:p>3758096496</text:p>
          </table:table-cell>
          <table:table-cell table:formula="of:=DEC2HEX([.A39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BASE_QUOTA_MASK</text:p>
          </table:table-cell>
          <table:table-cell table:formula="of:=[.D38]+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MASK_REGS</text:p>
          </table:table-cell>
          <table:table-cell table:formula="of:=[.D39]+1" office:value-type="float" office:value="29" calcext:value-type="float">
            <text:p>29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3758096504" calcext:value-type="float">
            <text:p>3758096504</text:p>
          </table:table-cell>
          <table:table-cell table:formula="of:=DEC2HEX([.A41])" office:value-type="string" office:string-value="E0000078" calcext:value-type="string">
            <text:p>E0000078</text:p>
          </table:table-cell>
          <table:table-cell table:style-name="ce63" office:value-type="string" calcext:value-type="string">
            <text:p>END_QUOTA_MASK</text:p>
          </table:table-cell>
          <table:table-cell table:formula="of:=[.D40]+1" office:value-type="float" office:value="30" calcext:value-type="float">
            <text:p>30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3758096508" calcext:value-type="float">
            <text:p>3758096508</text:p>
          </table:table-cell>
          <table:table-cell table:formula="of:=DEC2HEX([.A42])" office:value-type="string" office:string-value="E000007C" calcext:value-type="string">
            <text:p>E000007C</text:p>
          </table:table-cell>
          <table:table-cell table:style-name="ce63" office:value-type="string" calcext:value-type="string">
            <text:p>BASE_QUOTA_LIMIT</text:p>
          </table:table-cell>
          <table:table-cell table:formula="of:=[.D41]+1" office:value-type="float" office:value="31" calcext:value-type="float">
            <text:p>3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LIMIT_REGS</text:p>
          </table:table-cell>
          <table:table-cell table:formula="of:=[.D42]+1" office:value-type="float" office:value="32" calcext:value-type="float">
            <text:p>32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3758096516" calcext:value-type="float">
            <text:p>3758096516</text:p>
          </table:table-cell>
          <table:table-cell table:formula="of:=DEC2HEX([.A44])" office:value-type="string" office:string-value="E0000084" calcext:value-type="string">
            <text:p>E0000084</text:p>
          </table:table-cell>
          <table:table-cell table:style-name="ce63" office:value-type="string" calcext:value-type="string">
            <text:p>END_QUOTA_LIMIT</text:p>
          </table:table-cell>
          <table:table-cell table:formula="of:=[.D43]+1" office:value-type="float" office:value="33" calcext:value-type="float">
            <text:p>33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REGS</text:p>
          </table:table-cell>
          <table:table-cell table:formula="of:=[.D44]+1" office:value-type="float" office:value="34" calcext:value-type="float">
            <text:p>34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3758096524" calcext:value-type="float">
            <text:p>3758096524</text:p>
          </table:table-cell>
          <table:table-cell table:formula="of:=DEC2HEX([.A46])" office:value-type="string" office:string-value="E000008C" calcext:value-type="string">
            <text:p>E000008C</text:p>
          </table:table-cell>
          <table:table-cell table:style-name="ce63" office:value-type="string" calcext:value-type="string">
            <text:p>END_QUOTA_INTR</text:p>
          </table:table-cell>
          <table:table-cell table:formula="of:=[.D45]+1" office:value-type="float" office:value="35" calcext:value-type="float">
            <text:p>35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3758096528" calcext:value-type="float">
            <text:p>3758096528</text:p>
          </table:table-cell>
          <table:table-cell table:formula="of:=DEC2HEX([.A47])" office:value-type="string" office:string-value="E0000090" calcext:value-type="string">
            <text:p>E0000090</text:p>
          </table:table-cell>
          <table:table-cell table:style-name="ce144" office:value-type="string" calcext:value-type="string">
            <text:p>BASE_MCCU_CFG</text:p>
          </table:table-cell>
          <table:table-cell table:formula="of:=[.D46]+1" office:value-type="float" office:value="36" calcext:value-type="float">
            <text:p>36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table:number-columns-repeated="24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formula="of:=[.D47]+1" office:value-type="float" office:value="37" calcext:value-type="float">
            <text:p>37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3758096536" calcext:value-type="float">
            <text:p>3758096536</text:p>
          </table:table-cell>
          <table:table-cell table:formula="of:=DEC2HEX([.A49])" office:value-type="string" office:string-value="E0000098" calcext:value-type="string">
            <text:p>E0000098</text:p>
          </table:table-cell>
          <table:table-cell office:value-type="string" calcext:value-type="string">
            <text:p>END_MCCU_CFG</text:p>
          </table:table-cell>
          <table:table-cell table:formula="of:=[.D48]+1" office:value-type="float" office:value="38" calcext:value-type="float">
            <text:p>38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3758096540" calcext:value-type="float">
            <text:p>3758096540</text:p>
          </table:table-cell>
          <table:table-cell table:formula="of:=DEC2HEX([.A50])" office:value-type="string" office:string-value="E000009C" calcext:value-type="string">
            <text:p>E000009C</text:p>
          </table:table-cell>
          <table:table-cell office:value-type="string" calcext:value-type="string">
            <text:p>BASE_MCCU_LIMITS</text:p>
          </table:table-cell>
          <table:table-cell table:formula="of:=[.D49]+1" office:value-type="float" office:value="39" calcext:value-type="float">
            <text:p>39</text:p>
          </table:table-cell>
          <table:table-cell table:style-name="ce64" office:value-type="string" calcext:value-type="string">
            <text:p>Limit of quota set. If interrupt trips this amount has been consumed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formula="of:=[.D50]+1" office:value-type="float" office:value="40" calcext:value-type="float">
            <text:p>40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3758096548" calcext:value-type="float">
            <text:p>3758096548</text:p>
          </table:table-cell>
          <table:table-cell table:formula="of:=DEC2HEX([.A52])" office:value-type="string" office:string-value="E00000A4" calcext:value-type="string">
            <text:p>E00000A4</text:p>
          </table:table-cell>
          <table:table-cell office:value-type="string" calcext:value-type="string">
            <text:p>END_MCCU_LIMITS</text:p>
          </table:table-cell>
          <table:table-cell table:formula="of:=[.D51]+1" office:value-type="float" office:value="41" calcext:value-type="float">
            <text:p>41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3758096552" calcext:value-type="float">
            <text:p>3758096552</text:p>
          </table:table-cell>
          <table:table-cell table:formula="of:=DEC2HEX([.A53])" office:value-type="string" office:string-value="E00000A8" calcext:value-type="string">
            <text:p>E00000A8</text:p>
          </table:table-cell>
          <table:table-cell office:value-type="string" calcext:value-type="string">
            <text:p>BASE_MCCU_QUOTA</text:p>
          </table:table-cell>
          <table:table-cell table:formula="of:=[.D52]+1" office:value-type="float" office:value="42" calcext:value-type="float">
            <text:p>42</text:p>
          </table:table-cell>
          <table:table-cell table:style-name="ce64" office:value-type="string" calcext:value-type="string">
            <text:p>Available quota. Decreases with each event. Read only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formula="of:=[.D53]+1" office:value-type="float" office:value="43" calcext:value-type="float">
            <text:p>43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3758096560" calcext:value-type="float">
            <text:p>3758096560</text:p>
          </table:table-cell>
          <table:table-cell table:formula="of:=DEC2HEX([.A55])" office:value-type="string" office:string-value="E00000B0" calcext:value-type="string">
            <text:p>E00000B0</text:p>
          </table:table-cell>
          <table:table-cell office:value-type="string" calcext:value-type="string">
            <text:p>END_MCCU_QUOTA</text:p>
          </table:table-cell>
          <table:table-cell table:formula="of:=[.D54]+1" office:value-type="float" office:value="44" calcext:value-type="float">
            <text:p>44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3758096564" calcext:value-type="float">
            <text:p>3758096564</text:p>
          </table:table-cell>
          <table:table-cell table:formula="of:=DEC2HEX([.A56])" office:value-type="string" office:string-value="E00000B4" calcext:value-type="string">
            <text:p>E00000B4</text:p>
          </table:table-cell>
          <table:table-cell office:value-type="string" calcext:value-type="string">
            <text:p>BASE_MCCU_WEIGHTS</text:p>
          </table:table-cell>
          <table:table-cell table:formula="of:=[.D55]+1" office:value-type="float" office:value="45" calcext:value-type="float">
            <text:p>45</text:p>
          </table:table-cell>
          <table:table-cell table:style-name="ce64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formula="of:=[.D56]+1" office:value-type="float" office:value="46" calcext:value-type="float">
            <text:p>46</text:p>
          </table:table-cell>
          <table:table-cell table:style-name="ce64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formula="of:=[.$A$25]+(4*[.D58])" office:value-type="float" office:value="3758096572" calcext:value-type="float">
            <text:p>3758096572</text:p>
          </table:table-cell>
          <table:table-cell table:formula="of:=DEC2HEX([.A58])" office:value-type="string" office:string-value="E00000BC" calcext:value-type="string">
            <text:p>E00000BC</text:p>
          </table:table-cell>
          <table:table-cell office:value-type="string" calcext:value-type="string">
            <text:p>END_MCCU_WEIGHTS</text:p>
          </table:table-cell>
          <table:table-cell table:formula="of:=[.D57]+1" office:value-type="float" office:value="47" calcext:value-type="float">
            <text:p>47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formula="of:=[.D58]+1" office:value-type="float" office:value="48" calcext:value-type="float">
            <text:p>48</text:p>
          </table:table-cell>
          <table:table-cell table:style-name="ce64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3758096580" calcext:value-type="float">
            <text:p>3758096580</text:p>
          </table:table-cell>
          <table:table-cell table:formula="of:=DEC2HEX([.A60])" office:value-type="string" office:string-value="E00000C4" calcext:value-type="string">
            <text:p>E00000C4</text:p>
          </table:table-cell>
          <table:table-cell table:style-name="ce135" office:value-type="string" calcext:value-type="string">
            <text:p>BASE_RDC_VECT</text:p>
          </table:table-cell>
          <table:table-cell table:formula="of:=[.D59]+1" office:value-type="float" office:value="49" calcext:value-type="float">
            <text:p>49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formula="of:=[.D60]+1" office:value-type="float" office:value="50" calcext:value-type="float">
            <text:p>50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3758096588" calcext:value-type="float">
            <text:p>3758096588</text:p>
          </table:table-cell>
          <table:table-cell table:formula="of:=DEC2HEX([.A62])" office:value-type="string" office:string-value="E00000CC" calcext:value-type="string">
            <text:p>E00000CC</text:p>
          </table:table-cell>
          <table:table-cell table:style-name="ce135" office:value-type="string" calcext:value-type="string">
            <text:p>END_RDC_VECT</text:p>
          </table:table-cell>
          <table:table-cell table:formula="of:=[.D61]+1" office:value-type="float" office:value="51" calcext:value-type="float">
            <text:p>51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3758096592" calcext:value-type="float">
            <text:p>3758096592</text:p>
          </table:table-cell>
          <table:table-cell table:formula="of:=DEC2HEX([.A63])" office:value-type="string" office:string-value="E00000D0" calcext:value-type="string">
            <text:p>E00000D0</text:p>
          </table:table-cell>
          <table:table-cell table:style-name="ce135" office:value-type="string" calcext:value-type="string">
            <text:p>BASE_RDC_WEIGHTS</text:p>
          </table:table-cell>
          <table:table-cell table:formula="of:=[.D62]+1" office:value-type="float" office:value="52" calcext:value-type="float">
            <text:p>52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formula="of:=[.D63]+1" office:value-type="float" office:value="53" calcext:value-type="float">
            <text:p>53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3758096600" calcext:value-type="float">
            <text:p>3758096600</text:p>
          </table:table-cell>
          <table:table-cell table:formula="of:=DEC2HEX([.A65])" office:value-type="string" office:string-value="E00000D8" calcext:value-type="string">
            <text:p>E00000D8</text:p>
          </table:table-cell>
          <table:table-cell table:style-name="ce135" office:value-type="string" calcext:value-type="string">
            <text:p>END_RDC_WEIGHTS</text:p>
          </table:table-cell>
          <table:table-cell table:formula="of:=[.D64]+1" office:value-type="float" office:value="54" calcext:value-type="float">
            <text:p>54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3758096604" calcext:value-type="float">
            <text:p>3758096604</text:p>
          </table:table-cell>
          <table:table-cell table:formula="of:=DEC2HEX([.A66])" office:value-type="string" office:string-value="E00000DC" calcext:value-type="string">
            <text:p>E00000DC</text:p>
          </table:table-cell>
          <table:table-cell table:style-name="ce135" office:value-type="string" calcext:value-type="string">
            <text:p>BASE_RDC_WATERMARK</text:p>
          </table:table-cell>
          <table:table-cell table:formula="of:=[.D65]+1" office:value-type="float" office:value="55" calcext:value-type="float">
            <text:p>55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formula="of:=[.D66]+1" office:value-type="float" office:value="56" calcext:value-type="float">
            <text:p>56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formula="of:=[.$A$25]+(4*[.D68])" office:value-type="float" office:value="3758096612" calcext:value-type="float">
            <text:p>3758096612</text:p>
          </table:table-cell>
          <table:table-cell table:formula="of:=DEC2HEX([.A68])" office:value-type="string" office:string-value="E00000E4" calcext:value-type="string">
            <text:p>E00000E4</text:p>
          </table:table-cell>
          <table:table-cell table:style-name="ce135" office:value-type="string" calcext:value-type="string">
            <text:p>END_RDC_WATERMARK</text:p>
          </table:table-cell>
          <table:table-cell table:formula="of:=[.D67]+1" office:value-type="float" office:value="57" calcext:value-type="float">
            <text:p>57</text:p>
          </table:table-cell>
          <table:table-cell table:style-name="ce13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formula="of:=[.D68]+1" office:value-type="float" office:value="58" calcext:value-type="float">
            <text:p>58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3758096620" calcext:value-type="float">
            <text:p>3758096620</text:p>
          </table:table-cell>
          <table:table-cell table:style-name="ce136" table:formula="of:=DEC2HEX([.A70])" office:value-type="string" office:string-value="E00000EC" calcext:value-type="string">
            <text:p>E00000EC</text:p>
          </table:table-cell>
          <table:table-cell table:style-name="ce136" office:value-type="string" calcext:value-type="string">
            <text:p>BASE_CROSSBAR</text:p>
          </table:table-cell>
          <table:table-cell table:formula="of:=[.D69]+1" office:value-type="float" office:value="59" calcext:value-type="float">
            <text:p>59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formula="of:=[.D70]+1" office:value-type="float" office:value="60" calcext:value-type="float">
            <text:p>60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3758096628" calcext:value-type="float">
            <text:p>3758096628</text:p>
          </table:table-cell>
          <table:table-cell table:style-name="ce136" table:formula="of:=DEC2HEX([.A72])" office:value-type="string" office:string-value="E00000F4" calcext:value-type="string">
            <text:p>E00000F4</text:p>
          </table:table-cell>
          <table:table-cell table:style-name="ce136" office:value-type="string" calcext:value-type="string">
            <text:p>END_CROSSBAR</text:p>
          </table:table-cell>
          <table:table-cell table:formula="of:=[.D71]+1" office:value-type="float" office:value="61" calcext:value-type="float">
            <text:p>61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formula="of:=[.D72]+1" office:value-type="float" office:value="62" calcext:value-type="float">
            <text:p>62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229" calcext:value-type="float">
            <text:p>229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98"/>
        <table:table-column table:style-name="co1" table:number-columns-repeated="5" table:default-cell-style-name="Default"/>
        <table:table-row table:style-name="ro1">
          <table:table-cell table:style-name="ce86" office:value-type="string" calcext:value-type="string">
            <text:p>Env:</text:p>
          </table:table-cell>
          <table:table-cell table:style-name="ce91" office:value-type="string" calcext:value-type="string">
            <text:p>Questa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Bsort_40</text:p>
          </table:table-cell>
          <table:table-cell table:style-name="ce96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Parameters:</text:p>
          </table:table-cell>
          <table:table-cell table:style-name="ce93" office:value-type="string" calcext:value-type="string">
            <text:p>__UART__</text:p>
          </table:table-cell>
          <table:table-cell table:style-name="ce93" office:value-type="string" calcext:value-type="string">
            <text:p>__MP_4__</text:p>
          </table:table-cell>
          <table:table-cell table:style-name="ce97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7" office:value-type="string" calcext:value-type="string">
            <text:p>icnt</text:p>
          </table:table-cell>
          <table:table-cell table:style-name="ce92" office:value-type="float" office:value="9002" calcext:value-type="float">
            <text:p>9002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Quest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Core0</text:p>
          </table:table-cell>
          <table:table-cell table:style-name="ce91" table:number-columns-repeated="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92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cycles</text:p>
          </table:table-cell>
          <table:table-cell table:style-name="ce92" office:value-type="float" office:value="10493" calcext:value-type="float">
            <text:p>10493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FPG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Parameters:</text:p>
          </table:table-cell>
          <table:table-cell table:style-name="ce91" office:value-type="string" calcext:value-type="string">
            <text:p>__UART__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9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94" office:value-type="float" office:value="7619" calcext:value-type="float">
            <text:p>7619</text:p>
          </table:table-cell>
          <table:table-cell table:style-name="ce94"/>
          <table:table-cell table:number-columns-repeated="6"/>
        </table:table-row>
        <table:table-row table:style-name="ro1">
          <table:table-cell table:style-name="ce87" office:value-type="string" calcext:value-type="string">
            <text:p>cycles</text:p>
          </table:table-cell>
          <table:table-cell table:style-name="ce92" office:value-type="float" office:value="10966" calcext:value-type="float">
            <text:p>10966</text:p>
          </table:table-cell>
          <table:table-cell table:style-name="ce92"/>
          <table:table-cell table:style-name="ce96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61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9" office:value-type="string" calcext:value-type="string">
            <text:p>Feature</text:p>
          </table:table-cell>
          <table:table-cell table:style-name="ce112" office:value-type="string" calcext:value-type="string">
            <text:p>Test</text:p>
          </table:table-cell>
          <table:table-cell table:style-name="ce113" office:value-type="string" calcext:value-type="string">
            <text:p>Index</text:p>
          </table:table-cell>
          <table:table-cell table:style-name="ce112" office:value-type="string" calcext:value-type="string">
            <text:p>Description</text:p>
          </table:table-cell>
          <table:table-cell table:style-name="ce112" office:value-type="string" calcext:value-type="string">
            <text:p>Expected result</text:p>
          </table:table-cell>
          <table:table-cell table:style-name="ce119" office:value-type="string" calcext:value-type="string">
            <text:p>Status</text:p>
          </table:table-cell>
        </table:table-row>
        <table:table-row table:style-name="ro1">
          <table:table-cell table:style-name="ce100" office:value-type="string" calcext:value-type="string">
            <text:p>Basic counters</text:p>
          </table:table-cell>
          <table:table-cell table:style-name="ce86" office:value-type="string" calcext:value-type="string">
            <text:p>Reset</text:p>
          </table:table-cell>
          <table:table-cell table:style-name="ce114" office:value-type="float" office:value="1" calcext:value-type="float">
            <text:p>1</text:p>
          </table:table-cell>
          <table:table-cell table:style-name="ce91" office:value-type="string" calcext:value-type="string">
            <text:p>Set only reset bit in configuration register</text:p>
          </table:table-cell>
          <table:table-cell table:style-name="ce114" office:value-type="string" calcext:value-type="string">
            <text:p>All counters will become 0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Enabl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5" office:value-type="string" calcext:value-type="string">
            <text:p>All counters shall increase when input signal == 1ff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Writ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5" office:value-type="string" calcext:value-type="string">
            <text:p>All counters shall be set to written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Read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5" office:value-type="string" calcext:value-type="string">
            <text:p>All counters shall contain values set in previous step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OVERFLOW</text:p>
          </table:table-cell>
          <table:table-cell table:style-name="ce89" office:value-type="string" calcext:value-type="string">
            <text:p>Set all 1 to overflow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5" office:value-type="string" calcext:value-type="string">
            <text:p>Register shall be set to max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OVERFLOW</text:p>
          </table:table-cell>
          <table:table-cell table:style-name="ce87" office:value-type="string" calcext:value-type="string">
            <text:p>Trigger overflow </text:p>
          </table:table-cell>
          <table:table-cell table:style-name="ce116" office:value-type="float" office:value="2" calcext:value-type="float">
            <text:p>2</text:p>
          </table:table-cell>
          <table:table-cell table:style-name="ce92" office:value-type="string" calcext:value-type="string">
            <text:p>Set all counters to max_value, and pmu input events to 1. Enable the PMU </text:p>
          </table:table-cell>
          <table:table-cell table:style-name="ce118" office:value-type="string" calcext:value-type="string">
            <text:p>Each bit assigned to a counter in the interruption vector shall be set to 1, overflow interruption shall be 1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QUOTA</text:p>
          </table:table-cell>
          <table:table-cell table:style-name="ce86" office:value-type="string" calcext:value-type="string">
            <text:p>Trigger overflow 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counters, set counters to 1, set mask enable for all counters, wait as many cycles as counters</text:p>
          </table:table-cell>
          <table:table-cell table:style-name="ce114" office:value-type="string" calcext:value-type="string">
            <text:p>Interruption shall trigger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QUOTA</text:p>
          </table:table-cell>
          <table:table-cell table:style-name="ce89" office:value-type="string" calcext:value-type="string">
            <text:p>Never trigger interrupt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5" office:value-type="string" calcext:value-type="string">
            <text:p>Interruption shall not trigger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6" office:value-type="string" calcext:value-type="string">
            <text:p>QUOTA</text:p>
          </table:table-cell>
          <table:table-cell table:style-name="ce87" office:value-type="string" calcext:value-type="string">
            <text:p>Soft_reset</text:p>
          </table:table-cell>
          <table:table-cell table:style-name="ce116" office:value-type="float" office:value="3" calcext:value-type="float">
            <text:p>3</text:p>
          </table:table-cell>
          <table:table-cell table:style-name="ce92" office:value-type="string" calcext:value-type="string">
            <text:p>Quota test 1 and reset the unit</text:p>
          </table:table-cell>
          <table:table-cell table:style-name="ce118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7" office:value-type="string" calcext:value-type="string">
            <text:p>MCCU</text:p>
          </table:table-cell>
          <table:table-cell table:style-name="ce86" office:value-type="string" calcext:value-type="string">
            <text:p>Set quota for each core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MCCU, write quota limits and toogle quota update bit on MCCU_CFG reg </text:p>
          </table:table-cell>
          <table:table-cell table:style-name="ce114" office:value-type="string" calcext:value-type="string">
            <text:p>Internal registers of MCCU shall be exactly the configured values after two cycles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Set weights for each event of each cor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5" office:value-type="string" calcext:value-type="string">
            <text:p>weights shall be internally registered after two cycles 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3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5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9" office:value-type="string" calcext:value-type="string">
            <text:p>MCCU</text:p>
          </table:table-cell>
          <table:table-cell table:style-name="ce87" office:value-type="string" calcext:value-type="string">
            <text:p>Test disable interrupts</text:p>
          </table:table-cell>
          <table:table-cell table:style-name="ce116" office:value-type="float" office:value="4" calcext:value-type="float">
            <text:p>4</text:p>
          </table:table-cell>
          <table:table-cell table:style-name="ce92" office:value-type="string" calcext:value-type="string">
            <text:p>Disable MCCU, set limits, and DONT enable MCCU.</text:p>
          </table:table-cell>
          <table:table-cell table:style-name="ce118" office:value-type="string" calcext:value-type="string">
            <text:p>non of the interrupts must rise. Available quota shall not decerease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10" office:value-type="string" calcext:value-type="string">
            <text:p>RDC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5" office:value-type="string" calcext:value-type="string">
            <text:p>Since all the events are high the interupt shall rise</text:p>
          </table:table-cell>
          <table:table-cell table:style-name="ce98"/>
        </table:table-row>
        <table:table-row table:style-name="ro1">
          <table:table-cell table:style-name="ce111" office:value-type="string" calcext:value-type="string">
            <text:p>RDC</text:p>
          </table:table-cell>
          <table:table-cell table:style-name="ce87" office:value-type="string" calcext:value-type="string">
            <text:p>Test no interrupt</text:p>
          </table:table-cell>
          <table:table-cell table:style-name="ce118" office:value-type="float" office:value="2" calcext:value-type="float">
            <text:p>2</text:p>
          </table:table-cell>
          <table:table-cell table:style-name="ce92" office:value-type="string" calcext:value-type="string">
            <text:p>Set weights to low value and count pulse length in testmode 2</text:p>
          </table:table-cell>
          <table:table-cell table:style-name="ce118" office:value-type="string" calcext:value-type="string">
            <text:p>Since all the events are low the interupt shall not rise</text:p>
          </table:table-cell>
          <table:table-cell table:style-name="ce96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09:55:28.60542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12-23T10:36:06.462048762</dc:date>
    <meta:editing-duration>P7DT10H4M29S</meta:editing-duration>
    <meta:editing-cycles>55</meta:editing-cycles>
    <meta:document-statistic meta:table-count="5" meta:cell-count="780" meta:object-count="0"/>
  </office:meta>
</office:document-meta>
</file>